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10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1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2" style:family="paragraph" style:parent-style-name="Standard">
      <style:paragraph-properties fo:margin-left="-0.953cm" fo:margin-right="0cm" fo:text-align="center" style:justify-single-word="false" fo:text-indent="0cm" style:auto-text-indent="false"/>
    </style:style>
    <style:style style:name="P13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5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6" style:family="paragraph" style:parent-style-name="Standard" style:list-style-name="L1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7" style:family="paragraph" style:parent-style-name="Standard" style:list-style-name="L1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8" style:family="paragraph" style:parent-style-name="Standard" style:list-style-name="L1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19" style:family="paragraph" style:parent-style-name="Standard" style:list-style-name="L1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0" style:family="paragraph" style:parent-style-name="Standard" style:list-style-name="L1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1" style:family="paragraph" style:parent-style-name="Standard" style:list-style-name="L1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2" style:family="paragraph" style:parent-style-name="Standard" style:list-style-name="L1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3" style:family="paragraph" style:parent-style-name="Standard" style:list-style-name="L1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4" style:family="paragraph" style:parent-style-name="Standard" style:list-style-name="L1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6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7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28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3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4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6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7" style:family="text">
      <style:text-properties fo:language="ru" fo:country="RU"/>
    </style:style>
    <style:style style:name="T8" style:family="text">
      <style:text-properties fo:font-size="16pt"/>
    </style:style>
    <style:style style:name="T9" style:family="text">
      <style:text-properties style:letter-kerning="true"/>
    </style:style>
    <style:style style:name="T10" style:family="text">
      <style:text-properties style:font-name-asian="Times New Roman"/>
    </style:style>
    <style:style style:name="T11" style:family="text">
      <style:text-properties style:font-size-asian="16pt"/>
    </style:style>
    <style:style style:name="T12" style:family="text">
      <style:text-properties style:language-asian="zxx" style:country-asian="none"/>
    </style:style>
    <style:style style:name="T13" style:family="text">
      <style:text-properties style:font-name-complex="Times New Roman"/>
    </style:style>
    <style:style style:name="T14" style:family="text">
      <style:text-properties style:font-size-complex="16pt"/>
    </style:style>
    <style:style style:name="T15" style:family="text">
      <style:text-properties style:language-complex="ar" style:country-complex="SA"/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8"><text:span text:style-name="T5">«</text:span><text:span text:style-name="T6">Изучение возможностей и методов разработки экспертных систем в среде инструментальной оболочки ЭСТЕР</text:span><text:span text:style-name="T5">»</text:span></text:p>
      <text:p text:style-name="P2"/>
      <text:p text:style-name="P2"/>
      <text:p text:style-name="P2"/>
      <text:p text:style-name="P2"/>
      <text:p text:style-name="P5"><text:span text:style-name="T4">Преподаватель:<text:tab/><text:tab/>Кафтасьев</text:span><text:span text:style-name="T2"> В.Н.</text:span></text:p>
      <text:p text:style-name="P6">Выполнили:<text:tab/>студенты гр. 3351</text:p>
      <text:p text:style-name="P6">Ерёменок А.В.</text:p>
      <text:p text:style-name="P6">Эмман П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2"><text:span text:style-name="T4">2007</text:span></text:p>
      <text:list text:style-name="WW8Num2">
        <text:list-item>
          <text:h text:style-name="P26" text:outline-level="1"><text:s/>Предметная область</text:h>
          <text:list>
            <text:list-header>
              <text:p text:style-name="P9">Выбор среды и окруженния для разработки приложений.</text:p>
            </text:list-header>
          </text:list>
        </text:list-item>
        <text:list-item>
          <text:h text:style-name="P25" text:outline-level="1"><text:span text:style-name="T3"><text:s/></text:span><text:span text:style-name="T3">Выполнение</text:span></text:h>
          <text:list>
            <text:list-item>
              <text:h text:style-name="P28" text:outline-level="2">В выборе языка разработки ограничимся следующими вариантами</text:h>
            </text:list-item>
          </text:list>
        </text:list-item>
      </text:list>
      <text:list text:style-name="L1">
        <text:list-item>
          <text:p text:style-name="P16">Java</text:p>
        </text:list-item>
        <text:list-item>
          <text:p text:style-name="P16">C++</text:p>
        </text:list-item>
        <text:list-item>
          <text:p text:style-name="P16">C#</text:p>
        </text:list-item>
        <text:list-item>
          <text:p text:style-name="P16">Python</text:p>
        </text:list-item>
        <text:list-item>
          <text:p text:style-name="P16">Ruby</text:p>
        </text:list-item>
      </text:list>
      <text:list text:style-name="WW8Num2" text:continue-numbering="true">
        <text:list-item>
          <text:list text:continue-numbering="true">
            <text:list-item>
              <text:p text:style-name="P13">Исходя из анализа и сопоставления языков, произведенным редакторами <text:a xlink:type="simple" xlink:href="http://ru.wikipedia.org/wiki/Сравнение_языков_программирования">Википедии</text:a>, получена следующая таблица свойств этих вариантов:</text:p>
            </text:list-item>
          </text:list>
        </text:list-item>
      </text:list>
      <text:list text:style-name="L1" text:continue-numbering="true">
        <text:list-header>
          <text:p text:style-name="P16"/>
        </text:list-header>
      </text:list>
      <text:p text:style-name="P14"/>
      <text:list text:style-name="WW8Num2" text:continue-numbering="true">
        <text:list-item>
          <text:h text:style-name="P27" text:outline-level="1"><text:span text:style-name="T3"><text:s/></text:span><text:span text:style-name="T3">Вывод</text:span></text:h>
        </text:list-item>
      </text:list>
      <text:p text:style-name="P7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11T17:30:58</dc:date>
    <meta:print-date>2007-10-20T15:01:00</meta:print-date>
    <meta:editing-cycles>62</meta:editing-cycles>
    <meta:editing-duration>PT2H1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3" meta:word-count="86" meta:character-count="687"/>
  </office:meta>
</office:document-meta>
</file>